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4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fo:padding="0.028in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atrbto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23" table:number-columns-spanned="2" table:number-rows-spanned="1"/>
          <table:covered-table-cell table:style-name="ce23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table:number-columns-spanned="4" table:number-rows-spanned="1"/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3" table:number-columns-spanned="4" table:number-rows-spanned="1"/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22" table:number-columns-spanned="3" table:number-rows-spanned="1"/>
          <table:covered-table-cell table:number-columns-repeated="2" table:style-name="ce22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EC-TVF-HSTRCO-NMBRE-ARTSTCO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23" table:number-columns-spanned="2" table:number-rows-spanned="1"/>
          <table:covered-table-cell table:style-name="ce23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Tiempo validez final del nombre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71" office:value-type="string" calcext:value-type="string" table:number-columns-spanned="4" table:number-rows-spanned="1">
            <text:p>FEC-TVF-HSTRCO-NMBRE-ARTSTCO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Punto en el tiempo en el que el nombre artístico dejó de usarse o cambió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22" table:number-columns-spanned="3" table:number-rows-spanned="1"/>
          <table:covered-table-cell table:number-columns-repeated="2" table:style-name="ce22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Fecha de fin de uso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EC-TVI-HSTRCO-NMBRE-ARTSTCO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23" table:number-columns-spanned="2" table:number-rows-spanned="1"/>
          <table:covered-table-cell table:style-name="ce23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Tiempo validez inicial del nombre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71" office:value-type="string" calcext:value-type="string" table:number-columns-spanned="4" table:number-rows-spanned="1">
            <text:p>FEC-TVI-HSTRCO-NMBRE-ARTSTCO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Punto en el tiempo en el que el nombre artístico empezó a usarse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22" table:number-columns-spanned="3" table:number-rows-spanned="1"/>
          <table:covered-table-cell table:number-columns-repeated="2" table:style-name="ce22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Fecha de inicio de uso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TXT-NMBRE-HSTRCO-NMBRE-ARTSTCO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23" table:number-columns-spanned="2" table:number-rows-spanned="1"/>
          <table:covered-table-cell table:style-name="ce23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3" office:value-type="string" calcext:value-type="string">
            <text:p>Nome do atributo:</text:p>
          </table:table-cell>
          <table:table-cell table:style-name="ce3" office:value-type="string" calcext:value-type="string" table:number-columns-spanned="4" table:number-rows-spanned="1">
            <text:p>Nombre artístico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3" office:value-type="string" calcext:value-type="string">
            <text:p>Alias</text:p>
          </table:table-cell>
          <table:table-cell table:style-name="ce71" office:value-type="string" calcext:value-type="string" table:number-columns-spanned="4" table:number-rows-spanned="1">
            <text:p>TXT-NMBRE-HSTRCO-NMBRE-ARTSTCO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Nombre artístico del artista en un momento del tiempo</text:p>
          </table:table-cell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2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style-name="ce6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6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22" table:number-columns-spanned="3" table:number-rows-spanned="1"/>
          <table:covered-table-cell table:number-columns-repeated="2" table:style-name="ce22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CHAR(100)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CHAR(100)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Nombre artístico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19:19:46.35720821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3-20T19:20:12.548158323</dc:date>
    <meta:print-date>2014-02-04T11:35:22</meta:print-date>
    <meta:editing-cycles>31</meta:editing-cycles>
    <meta:editing-duration>PT2H2M30S</meta:editing-duration>
    <meta:generator>LibreOffice/6.4.7.2$Linux_X86_64 LibreOffice_project/40$Build-2</meta:generator>
    <meta:document-statistic meta:table-count="4" meta:cell-count="66" meta:object-count="0"/>
  </office:meta>
</office:document-meta>
</file>